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Subtitle"><text:initial-creator>Filipa  Calado</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f9bf93b">1. "Sex, Flesh, Skin: A Media Archaeology of Octavia Butler's <text:span text:style-name="Emphasis">Dawn</text:span> and Entropy8Zuper!'s <text:span text:style-name="Emphasis">skinonskinonskin</text:span>"</text:a></text:p>
          <text:p text:style-name="Contents_20_2"><text:a xlink:type="simple" xlink:href="#org34887cd">1.1. sex</text:a></text:p>
          <text:p text:style-name="Contents_20_2"><text:a xlink:type="simple" xlink:href="#org3530832">1.2. flesh</text:a></text:p>
          <text:p text:style-name="Contents_20_2"><text:a xlink:type="simple" xlink:href="#org114351d">1.3. skin</text:a></text:p>
        </text:index-body>
      </text:table-of-content>
      <text:h text:style-name="Heading_20_1" text:outline-level="1" text:is-list-header="false">
<text:bookmark-start text:name="OrgXref.orgf9bf93b"/>
<text:bookmark text:name="orgf9bf93b"/>"Sex, Flesh, Skin: A Media Archaeology of Octavia Butler's <text:span text:style-name="Emphasis">Dawn</text:span> and Entropy8Zuper!'s <text:span text:style-name="Emphasis">skinonskinonskin</text:span>"
<text:bookmark-end text:name="OrgXref.orgf9bf93b"/></text:h>
      <text:h text:style-name="Heading_20_2" text:outline-level="2" text:is-list-header="false">
<text:bookmark-start text:name="OrgXref.org34887cd"/>
<text:bookmark text:name="org34887cd"/>sex
<text:bookmark-end text:name="OrgXref.org34887cd"/></text:h>
      <text:p text:style-name="Text_20_body">In the novel <text:span text:style-name="Emphasis">Dawn</text:span>, the first of the <text:span text:style-name="Emphasis">Xenogenesis</text:span> trilogy by Octavia
Butler, the main character, Lilith Iyapo, is seduced by an alien. The
alien, called "Nikanj," is an ooloi, a neutral-gendered being. Nikanj
coaxes Lilith to join it and her human partner, Joseph: "'Lie here
with us,' it says, 'Why should you be down there by yourself?,'" an
invitation which Lilith cannot resist:
</text:p>
      <text:p text:style-name="Quotations">She thought there could be nothing more seductive than an ooloi
speaking in that particular tone, making that particular
suggestion. She realized she had stood up without meaning to and taken
a step toward the bed. She stopped, stared at the two of
them. Joseph’s breathing now became a gentle snore and he seemed to
sleep comfortably against Nikanj as she had awakened to find him
sleeping comfortably against her many times. She did not pretend
outwardly or to herself that she would resist Nikanj’s invitation—-or
that she wanted to resist it. Nikanj could give her an intimacy with
Joseph that was beyond ordinary human experience. And what it gave, it
also experienced. 306
</text:p>
      <text:p text:style-name="Text_20_body">The erotic desire that Lilith experiences is intense enough to make
her temporarily ignore that these aliens, called "Oankali," have
descended upon earth with one goal: to coerce humans to reproduce with
them and create a human-alien species. As an ooloi, Nikanj has a
special sexual organ that facilitates a neural connection between a
male and female partner, in this case, between Lilith and Joseph. It
makes this connection by inserting this organ, a "sensory hand," into
each partner's spinal cord at the back of the neck. During the sex
act, this organ stimulates each partner's pleasure centers in the
brain and collects genetic information which the Oankali will
eventually use to engineer a human-alien embryo.
</text:p>
      <text:p text:style-name="Text_20_body">Despite her eagerness to have sex with Nikanj, Lilith harbors a deep
resistance against the Oankali's intention to procreate with
humanity. Scenes like the one above, in which Lilith surrenders to her
sexual desire, appear in stark contrast to her determination to
escape, conveyed by her invocation to "Learn and run!" which she
repeats up until the last page of the novel. Having barely survived a
nuclear apocalypse only to be "rescued" by the aliens, Lilith, along
with the surviving humans, is a prisoner on the Oankali spaceship
until they are ready to do their part in the "gene trade"–that is, to
re-populate the earth with a new human-Oankali species. The Oankali
have given Lilith a special job: she will be a guide, what she calls a
"Judas goat," that shepherds humans into accepting that humanity will
change forever, that their children will look like what she calls
"Medusa children" (Butler 87).
</text:p>
      <text:p text:style-name="Text_20_body">The conflict between various biological drives, such as the sex drive
versus the survival drive, speaks to a larger debate among the novel's
critics about the primacy of biological impulses in determining human
behavior. Even when this sex act appears contained to the mind, it is
always portrayed as something guided by impulses and tendencies of the
body. Donna Haraway, for example, argue that the interspecies
couplings challenge naturalizing assumptions about sex, race, and the
human/animal divide. Haraway's influential analysis from <text:span text:style-name="Emphasis">Primate
Visions: Gender, Race, and Nature in the World of Modern Science</text:span>
(1989), reads this story "as if it were a report from the primate
field in the allotopic space of earth after a nuclear holocaust,"
where inter-species relations "facilitate revisionings" of
"difference, reproduction, and survival" (Haraway 376-7). On the other
hand, critics like Stephen Barnes and Nancy Jesser argue for a
biological determinist reading. Stephen Barnes, who knew Butler
personally, emphasizes the influence of biological research in her
writing on human nature, sharing that Butler was fascinated by what
she called "emergent properties," which begin from small impulses,
like the tendency to categorize something as either similar or
different, and seed complex social behaviors and structures. Nancy
Jesser emphasizes the determinist perspective on sex, arguing that
"the plot relentlessly reinforces certain sociobiological notions of
essential and 'natural' male and female through the concept of
biological 'tendency'" (Jesser 41-42).
</text:p>
      <text:p text:style-name="Text_20_body">Critics from both sides of the debate agree on one point, however:
that the text reflects a firmly heterosexual paradigm. These views are
due to the gendered structure of the sex act, which maintains a
male/female dynamic, despite the addition of an ooloi
participant. Haraway, for example, asserts that, "Heterosexuality
remains unquestioned, if more complexly mediated. The different social
subjects, the different genders that could emerge from another
embodiment of resistance to compulsory heterosexual reproductive
politics, do not inhabit this <text:span text:style-name="Emphasis">Dawn</text:span>" (380).
</text:p>
      <text:p text:style-name="Text_20_body">This chapter argues that the heterosexual paradigm is indeed
disrupted, and it is disrupted by a queer mode of relation which
emerges in the tripartite sexual union enabled by the ooloi figure.
In what follows, I will examine the connection created by this union,
whose linkage of neural pathways between two bodies scrambles the
distinctions between thinking and feeling, a clash of registers that
blends the materiality of the flesh with the abstraction of cognitive
processes. I will then explore how this clash of registers operates
across two seemingly unrelated domains: Black Feminist Studies and
Media Archaeology Studies. Examining how each of these domains
theorizes the intersection of physical embodiment with chemical,
conceptual, and/or electrical signaling, I will put these ideas into
practice in analyzing a work of electronic fiction,
<text:span text:style-name="Emphasis">skinonskinonskin</text:span>.
</text:p>
      <text:p text:style-name="Text_20_body">To begin this exploration, I first examine a moment of heightened
sensuality from the story, a moment of extreme fear. This moment
occurs when Lilith comes face-to-face with her captors for the first
time. Jdahya, a male Oankali, meets Lilith in her isolation room. She
initially processes his alien body according to human anatomical terms:
</text:p>
      <text:p text:style-name="Quotations">The lights brightened as she had supposed they would, and what had
seemed to be a tall, slender man was still humanoid, but it had no
nose–no bulge, no nostrils–just flat, gray skin. It was gray all
over–pale gray skin, darker gray hair on its head that grew down
around its eyes and ears and at its throat. There was so much hair
across the eyes that she wondered how the creature could see. The
long, profuse ear hair seemed to grow out of the ears as well as
around them. Above, it joined the eye hair, and below and behind, it
joined the head hair. The island of throat hair seemed to move
slightly, and it occurred to her that that might be where the creature
breathed–a kind of natural tracheostomy.
</text:p>
      <text:p text:style-name="Quotations">Lilith glanced at the humanoid body, wondering how humanlike it really
was. "I don't mean any offense," she said, "but are you male or
female?"
</text:p>
      <text:p text:style-name="Quotations">"It's wrong to assume that I must be a sex you're familiar with," it
said, "but as it happens, I'm male."
</text:p>
      <text:p text:style-name="Quotations">Good. It could become 'he' again. Less awkward. 29
</text:p>
      <text:p text:style-name="Text_20_body">Although Jdahya points out Lilith's mistake for assuming his gender,
she nonetheless takes some comfort from being able to call him a "he."
The gender designation, along with a catalogue of mammalian anatomical
features "hair," "eyes," "ears," and "throat," reveals the impulse to
categorize the unknown according to familiar terms. This small
comfort, however, evaporates when the strangeness of the alien's
appearance exceeds the categories available to her:
</text:p>
      <text:p text:style-name="Quotations">She did not want to be any closer to him. She had not known what held
her back before. Now she was certain it was his alienness, his
difference, his literal unearthliness. She found herself still unable
to take even one more step toward him.
</text:p>
      <text:p text:style-name="Quotations">"Oh god," she whispered. And the hair–the whatever it
was–moved. Some of it seemed to blow toward her as though in a wind,
though there was no stirring of air in the room.
</text:p>
      <text:p text:style-name="Quotations">She frowned, strained to see, to understand. Then, abruptly, she did
understand. She backed away, scrambled around the bed and to the far
wall. When she could go no farther, she stood against the wall,
staring at him.
</text:p>
      <text:p text:style-name="Quotations">Medusa. 30
</text:p>
      <text:p text:style-name="Text_20_body">In attempt to place the alien into familiar categories, Lilith
undergoes a complex physio-cognitive process. First, she uses
mammalian anatomical categories to perceive Jdahya. Then, as his
difference begins to register, she apprehends him on a pre-linguistic,
embodied level, characterized by paralyzing aversion where she is
"unable to take even one more step toward him" (29-30). Finally, when
She examines his face more closely, the interval of immobilizing fear
ends abruptly with her "understand[ing]," and she expresses her
aversion by evoking the mythical figure "Medusa."
</text:p>
      <text:p text:style-name="Text_20_body">The choice of "Medusa" here is significant. It demonstrates that
Lilith subscribes the unknown in terms of something familiar to the
human imaginary, ableit in the context of myth. Her physio-cognitive
progression from instinctual body movement to intellection suggests a
peculiar way that humanity experiences the unknown, that is,
xenophobia. This can be attributed to a particular combination of
human traits, which the Oankali call the "human contradiction." Later
in this scene, Jdahya describes these two traits:
</text:p>
      <text:p text:style-name="Quotations">"You are intelligent," he said. "That's the newer of the two
characteristics, and the one you might have put to work to save
yourselves. You are potentially one of the most intelligent species
we've found, though your focus is different from ours. Still, you had
a good start in the life sciences, and even in genetics."
</text:p>
      <text:p text:style-name="Quotations">"What's the second characteristic?  
</text:p>
      <text:p text:style-name="Quotations">"You are hierarchical. That's the older and more entrenched
characteristic. We saw it in your closest animal relatives and in your
most distant ones. It's a terrestrial characteristic. When human
intelligence served it instead of guiding it, when human intelligence
did not even acknowledge it as a problem, but took pride in it or did
not notice it at all…" […] "That was like ignoring cancer. I
think your people did not realize what a dangerous thing they were
doing."
</text:p>
      <text:p text:style-name="Text_20_body">According to Jdahya, the tendency toward hierarchy, to create social
groupings, even to colonize and oppress, descends from an ancient
instinct that once served to sustain, protect, and organize early
human tribes. But when the hierarchical instinct grows unchecked into
the modern world, Jdahya explains, it creates unjust divisions within
society.
</text:p>
      <text:p text:style-name="Text_20_body">"Medusa" marks the moment when Lilith, who until then has been
struggling to place this strange being within known phenomena, finally
settles onto a familiar designation. For Lilith, then, the tendency
toward hierarchy first demands that she place this being on a scale of
familiarity. She compares Jdahya to what she already knows about other
living beings, placing him into a binary gender system, for
example. However, when the hierarchy fails to subsume his other
qualities, like the strange, moving "hair" growing all over his body,
her intelligence steps in to speculate with an analogy, "Medusa."
Here, her mind makes the leap between what she sees and what she can
imagine, indicating that this particular type of xenophobia is not
just of otherness, but in the interplay between otherness and
similarity. What really scares Lilith is an apparent familiarity of
this humanoid, this bipedal, two-limbed creature, whose audible
language and conscious intelligence is combined with aspects that do
not belong to any mammal. Despite his alienness, at that point,
Jhadaya becomes incorporated into an anthropocentric
worldview–specifically, into a fearsome figure that represents
monstrous and deadly femininity.
</text:p>
      <text:p text:style-name="Text_20_body">Criticism on the novel does a good job of situating the tension
between similarity and difference within intersectional
feminism.<text:note text:id="fn1" text:note-class="footnote"><text:note-citation>1</text:note-citation><text:note-body><text:p text:style-name="Footnote">The criticism from the novel situates this interplay of
similarity and difference within intersectional or "Women of Color"
feminism, particularly in Chela Sandoval's theorization of
"differential consciousness." Using terms that echo in her famous
followup work, "The Cyborg Manifesto," Donna Haraway describes this
text (and Butler's fiction in general) as being "about the monstrous
fear and hope that the child will not, after all, be like the parent"
(Haraway <text:span text:style-name="Emphasis">Primate Visions</text:span> 387). Catherine S. Ramirez builds from both
Haraway and Chela Sandoval to explore the tension between essentialism
and constructedness in the novel, which she calls an example of
"cyborg feminism"–a feminism that explores a strategic tension
between between "affinity and essence, and "plurality and specificity"
(Ramirez 395). Ramirez argues that, by "critiqu[ing] fixed concepts of
race, gender, sexuality and humanity, and, subsequently, 'fictions' of
identity and community" this work displays a "strategic deployment of
essence," that is, the claiming of a subject position for the purpose
of resisting subjectification (Ramirez 375, 395).
</text:p></text:note-body></text:note> Here, however, I am interested in this experience of
difference and similarity-in-difference as a physiological response,
and what it can reveal about ethical relations. I draw from Chicana
feminist theorists Cherrie Moraga and Gloria Anzaldúa who write about
the expereince of xenophobia from a sensual dimension. Moraga, for
example, argues that the fear of the other is heightened by a
perceived similarity between the self and other. Speaking about social
hierarchies of oppression, Moraga asserts that, "it is not really
difference the oppressor fears so much as similarity" (32). However,
Moraga explains, at the same time that perceived similarity causes
fear, it also offers an opportunity for connection. For example, she
draws from her sexuality to relate to her mother, who experienced
levels of poverty and colorism that Moraga, as an educated "guera,"
was able to avoid:
</text:p>
      <text:p text:style-name="Quotations">It wasn't until I acknowledged and confronted my own lesbianism in the
flesh that my heartfelt identification with and empathy for my
mother's oppression–due to being poor, uneducated, and Chicana–was
realized. My lesbianism is the avenue through which I have learned the
most about silence and oppression, and it continues to be the most
tactile reminder to me that we are not free human beings. 28-29
</text:p>
      <text:p text:style-name="Text_20_body">Here, Moraga's sexuality enables her to make a connection to other
kinds of difference, specifically differences across skin tone and
economic class. When such difference is a source of "silence and
oppression," as it has been for Moraga's sexuality, finding similarity
can be a deeply sensual process, a confrontation that occurs "in the
flesh," a "tactile reminder" that bridges the gap between self and
other.
</text:p>
      <text:p text:style-name="Text_20_body">Anzaldúa, a Chicana lesbian like Moraga, explores possibilities for
incorporating difference into identity. Anzaldúa, who grew up on the
Texas-Mexico border, works to integrate her Aztec, Spanish, and
Mexican backgrounds into a modern Chicana identity. She explains that
surfacing this history and heritage will require "developing a
tolerance for contradictions, a tolerance for ambiguity… learn[ing]
to be an Indian [sic] in Mexican culture, to be a Mexican from an
Anglo point of view" (Anzaldua 78-79). Here, Anzaldúa resurrects
latent aspects of the cultural psyche in the form of the fearsome
Aztec goddess, Coatlicue. Like Medusa, Coatlicue is associated with
snakes, her name translating from Nahuatl into "serpent skirt." As the
"Earth Mother who conceives all celestial beings out of her cavernous
womb," Coatlicue embodies a unity of opposites, the dual forces of
life and death, fertility and destruction (Anzaldúa 46). Over time,
however, Anzaldúa explains that this unity has been severed into
"pure" and "impure" aspects. Influenced by a growing patriarchy, Aztec
culture splits Coatlicue into "Tonantsi," the puta, and into
"Coatlalopeuh," the chaste (27). Then, with the arrival of the
Spaniards, the figures are split again, this time into the Virgin of
Guadalupe, the most revered figure of Mexican Cathololicism, with the
negative aspects incorporated into La LLorona and La Chingada.
</text:p>
      <text:p text:style-name="Text_20_body"><text:span text:style-name="Emphasis">Coatlicue</text:span> incorporates the originary whole that Anzaldúa aims to
bring into a modern imaginary: "Coatlicue- Cihuacoatl- Tlazolteotl-
Tonantzin- Coatlalopeuh- Guadalupe–they are one" (50). She calls
process by which Anzaldúa accesses and integrates the scattered
aspects of Coatlicue the "<text:span text:style-name="Emphasis">Coatlicue</text:span> state." Here, Anzaldúa enters
into a trance, a spiritual opening, to confront the pain, shame, and
loneliness of a severed identity. She explains that, "We need
<text:span text:style-name="Emphasis">Coatlicue</text:span> to slow us up so that the psyche can assimilate previous
experiences and process the changes" (Anzaldúa 46). Anzaldúa describes
the visual confrontation with <text:span text:style-name="Emphasis">Coatlicue</text:span>:
</text:p>
      <text:p text:style-name="Quotations">Seeing and being seen. Subject and object, I and she. The eye pins
down the object of its gaze, scrutinizes it, judges it. A glance can
freeze us in place; it can "possess" us. It can erect a barrier
against the world. But in a glance also lies awareness,
knowledge. These seemingly contradictory aspects–the act of being
seen, held immobilized by a glance, and "seeing through" an
experience–are symbolized by the underground aspects of <text:span text:style-name="Emphasis">Coatlicue</text:span>,
<text:span text:style-name="Emphasis">Cihuacoatl</text:span>, <text:span text:style-name="Emphasis">Tlazolteotl</text:span> which cluster in what I call the
<text:span text:style-name="Emphasis">Coatlicue</text:span> state. 42
</text:p>
      <text:p text:style-name="Text_20_body">Here, vision is simultaneously a tool for capture, for being "pin[ned]
down" or "immobilized," and a tool of enlightenment, in "awareness,
knowledge." Anzaldúa embraces the duality of this kind of vision, and
in what seems to be its paradoxical effect, which is freedom in
possession. Being the object of <text:span text:style-name="Emphasis">Coatlicue</text:span>'s gaze both reliquishes
agency and opens a connection, enabling an intimate relation to the
other.
</text:p>
      <text:p text:style-name="Text_20_body">Unlike humans, Oankali are attracted to difference. As Jdahya explains
to Lilith: "We acquire new life, seek it, investigate it, manipulate
it, sort it, use it. We carry the drive to do this in a minuscule cell
within a cell, a tiny organelle within every cell of our bodies"
(84). This essential drive, which powers their "gene trade," is made
possible by that which the humans find most disturbing about their
captors–the tentacle-like organs that sprout from their bodies. These
organs transmit all external sensory information such as sight,
hearing, touch, smell, and taste, provide channels for the immediate
sharing of thoughts and feelings in intra-Oankali communication, and
faciliate sex. This sensory capacity not only puts them into direct
contact with those who are different, it also enables them to absorb
and incorporate that difference through gene manipulation. This
craving is encoded in their own genetic ancestry, as Nikanj, Lilith's
mate, explains: "'Six divisions ago, on a white-sun water world, we
lived in great shallow oceans'[…] 'We were many-bodied and spoke
with body lights and color patterns among ourself and among ourselves"
(123). 
</text:p>
      <text:p text:style-name="Text_20_body">From this ancestry, a collective consciousness that is singular and
plural at once, "ourself and ourselves," the current Oankali
inheirited a drive for collectivity that destabilizes the assumptions
underpinning free will. When Nikanj is an adult, Joseph's genetic
material to impregnate Lilith without her knowledge, much less her
consent. It explains to Lilith that it only gives her what she truly
wants, which is a child, "'You'll have a daughter,' it said. 'And you
are ready to be her mother. You could never have said so. Just as
Joseph could never have invited me into his bed'" (468-9).
</text:p>
      <text:p text:style-name="Text_20_body">The sex scenes in particular portray a level of sensual pleasure and
connection that makes it difficult to separate concious will from
embodied desire. As Jayna Brown points out, "the pleasurable
experience of sex with the Ooloi is so highly compelling it is
sometimes likened to rape in the text" (105). Not only are humans
seduced into sexual relations by the Oankali's potent pheramones, they
also use involuntary sterilization (as in the case with Lilith), are
complicit in human-on-human rape, and more seriously, in Nikanj's rape
of Joseph. Joshua Yu Burnett explains that while "the novel's
treatment of the issue [of consent] is both provocative and
troubling," "none of this is meant to suggest that the Oankali are
vicious, brutal rapists" (110, 117). Because their communicative style
leaves no room for deception, "they seem quite genuine in their
insistance that human claims of non-consent belie a deeper,
physio-psychological consent" (Burnett 117). Adding more nuance to the
issue, Justin Louis Mann's "pessimistic futurist" reading of the novel
points to the ways that subjugation and coercion revises the human
contradiction to put pleasure and coercion on the same plane.<text:note text:id="fn2" text:note-class="footnote"><text:note-citation>2</text:note-citation><text:note-body><text:p text:style-name="Footnote">Mann argues that the novel evokes the concept of "pessimistic
futurism," combining the cynicism of afro-pessimism, which associates
blackness with ontological death and the impossibility of black
subjectivity, and the optimism of afro-futurism, which speculates and
potentializes liberatory black subjectivity and futurity.
</text:p></text:note-body></text:note>
Mann explains that the sexual relationship between Lilith, Joseph, and
Nikanj is crystalized in the image of Nikanj's "sensory arm" wrapped
around Lilith's neck, which she describes as "an oddly comfortable
noose" (Mann 62). Mann points out that this noose, while drawing from
history of subjugation and death, also evokes comfort, a kind of
complacency with the highly pleasurable sexual experiences that Lilith
enjoys with Nikanj. According to Mann, this complacency replaces the
oppression of the human contradiction with coersion into physical
pleasure (Mann 62).
</text:p>
      <text:p text:style-name="Text_20_body">When Nikanj presents himself to Lilith, one might expect a split
between her sexual desire and her determination to rebel against the
forced interbreeding. But instead, one instead encounters their
conflation, where Lilith welcomes her body's immediate, unconscious
response to Nikanj's invitation. The conflation between embodied
instinct and free will suggests a more fundamental collapse between
physical sensation and mental experience that occurs during the sex
act itself. When Nikanj "plugs" into her and Joseph, Lilith
experiences a torrent feelings that leads her to question the
objective reality of her experience:
</text:p>
      <text:p text:style-name="Quotations">She immediately recieved Joseph as a blanket of warmth and security,
a compelling, steadying presence.
</text:p>
      <text:p text:style-name="Quotations">She never knew whether she was receiving Nikanj's approximation of
Joseph, a true transmission of what Joseph was feeling, some
combination of truth and approximation, or just a pleasant fiction. 
</text:p>
      <text:p text:style-name="Quotations">What was Joseph feeling from her?
</text:p>
      <text:p text:style-name="Quotations">It seemed to her that she had always been with him. She had no
sensation of shifting gears, no "time alone" to contrast with the
present "time together." He had always been there, part of her,
essential. 308-309
</text:p>
      <text:p text:style-name="Text_20_body">What Lilith first feels as a physical presence, a "blanket of warmth,"
she builds into cognitive interpretations, particularly of doubt then
reassurance. She questions the objective truth of her experience, and
is reassured when presence transforms into a mental certainty: "he had
always been there, part of her, essential." Meanwhile, Nikanj, who is
mediating the experience, becomes imperceptible to the two of them:
</text:p>
      <text:p text:style-name="Quotations">Nikanj focused on the intensity of their attraction, their union. It
left Lilith no other sensation. It seemed, itself, to vanish. She
sensed only Joseph, felt that he was aware only of her. 
</text:p>
      <text:p text:style-name="Quotations">Now their delight in one another ignited and burned. They moved
together, sustaining an impossible intensity, both of them tireless,
perfectly matched, ablaze in sensation, lost in one another. 308-309
</text:p>
      <text:p text:style-name="Text_20_body">Sex dissolves the sense of time, space, and the distance between
Lilith and Joseph, who she felt "was aware only of her." In the midst
of this intensity, the intermediary which makes this fusion possible
fades, leaving Lilith and Jospeh "lost in own another." Afterward,
when Lilith asks if the sex is simulated, Nikanj explains that
although sensory experience is shared between herself and Joseph,
"Intellectually, he made his interpretations and you made yours." To
this, Lilith remarks that she "wouldn't call them intellectual"
(310-311). That Lilith questions whether her mental experiences are
true or not, at the same time that she indicates their sensual nature,
suggests the deep imbrication of the sensual and cognitive registers
during the sex act. The direct neural connection makes this
imbrication possible, creates a channel through which embodied
sensation and intellectual interpretation can blend into one another.
</text:p>
      <text:p text:style-name="Text_20_body">In human-alien sex, the fusion between minds surfaces a sensation of
exactly that which their neurological connection bypasses–the
flesh. While humans must navigate through the flesh (and the potential
miscommunication, misunderstanding, and even xenophobia) to attain
unity, the Oankali bypass it entirely by routing directly into the
brain's pleasure centers, eliminating the space for physical
discomfort and even repulsion. This immediate connection facilitated
by the ooloi offers, as Nikanj explains, it "a oneness that your
people strive for, dream of, but can't truly attain alone" (359). The
pleasures that come from physical sensation, the feeling of which is
heightened in sex, is what enables the Oankali, to crave, rather than
fear, difference.
</text:p>
      <text:p text:style-name="Text_20_body">The importance of bodily effects and sensations speaks to one critical
debate about the influence of the body, in particular, the influence
of biology, on identity and behavior in the novel. <text:note text:id="fn3" text:note-class="footnote"><text:note-citation>3</text:note-citation><text:note-body><text:p text:style-name="Footnote">As I have mentioned, one group of critics generally maintain
that the novel destabilizes biological categories its associated
assumptions about behavior, while a second argue that the novel
reinforces biological determinist views. The first group emphasizes
the novel's revision of biological determinist views, particularly
when it comes to gender. "Gender," Haraway argues, "is not the
transubstantiation of biological sexual difference," rather, it is
"kind, syntax, relation, genre" (<text:span text:style-name="Emphasis">Primate Visions</text:span> 377). Critics who
build Haraway's reading, like Catherine S.  Ramirez and Kitty Dunkley,
explore how Butler deploys aspects of biological identity in a
strategic way.  Ramirez explains that Butler strategically deploys
essentialist identity categories, as a tool for "imagining and
mobilizing new subjects and new communities" (395). Within the frame
of humanism, Kitty Dunkley emphasizes Butler's revision the
anthropocentric and patriarchial structures that necessitate essential
notions of gender. An example is the men's fear of the sexual
seduction and penetration by the ooloi, which "threatens to usurp the
men’s position at the pinnacle of a gendered hierarchy" (Dunkley
100). For both Ramirez and Dunkley, the biological "facts" of gender
are deconstructed, rather than reinforced, in the novel. By constrast,
Nancy Jesser centers the role of biological determinism within
Butler's fiction. Jesser boldly asserts that "Genetics is the science
of Butler's fiction. The translation of genotype to phenotype is the
plot" (52). According to Jesser, the novel re-works genetic tendencies
of behavior by deploying feminine traits, like maternal
self-sacrifice, nurture, and relationality, to correct tendencies of
dominance, possessiveness, and aggression typically displayed by the
males (41-42). On this side of the debate, biology is a physical fact
that determines behavior, but can also be re-worked or overcome
through other tendencies.
</text:p></text:note-body></text:note> While
critics mostly disagree on whether Butler deconstructs or reinforces
biological categories and essentialist notions of behavior, they do
agree on the primacy of heterosexuality. <text:note text:id="fn4" text:note-class="footnote"><text:note-citation>4</text:note-citation><text:note-body><text:p text:style-name="Footnote">There is one exception to this view, from Patricia Meltzer, who argues
that the trilogy, and its third installment specifically, presents a
view of non-normative sexuality which can literally transform bodies
at will. In this book, the human-Oankali constructs evolved the
ability to manipulate organic matter within their own bodies, as
shape-shifting beings who can adapt to their prospective partner's
desires. Drawing from Judith Butler, Meltzer poses a body that is
queer because it is constructed by desire:
</text:p>

<text:p text:style-name="OrgFootnoteQuotations">"Butler's concepts here are positioned neither in a biological
essentialism that insists on gender identity (woman) as derivated of a
body's sex (female), nor in a social and/or psychological
constructivism that udnerstands the body's materiality as dominated by
(social) discourse. Instead, desire and sexuality are based in the
body's need for others… the body follows desire. Meltzer 241
</text:p>

<text:p text:style-name="Footnote">While other critics point out the disruptions to normativity, like in
those in which the binary is destabilized, upended, where gender roles
are reimagined, here Melzter draws out alternate visions for sex,
gender, and desire altogether. Building from Butler's concept of
performativity, Meltzer defines queerness as resisting the normative
correlation of sex/gender/desire. The failure of easy alignment among
these elements opens up the possibility of imagining how desire can
construct new configurations of sexuality, that are "rooted in the
body's amorphous craving for physical pleasure" (Melzter 236).
</text:p>


<text:p text:style-name="Footnote">I agree with Meltzer that the sex act is a queer one, but not because
of a desire that literally transform bodies. Rather, the sex act is
queer because of the way that it simultaneously bypasses and
invigorates the flesh.
</text:p></text:note-body></text:note> I would suggest,
however, that the bypassing of flesh to simultaneously invigorate
fleshy sensation requires a new understanding of sexuality, one that
disrupts the traditional boundaries of subjectivity. Here, I draw from
Jayna Brown's emphasis on the flesh and how it opens possibilities for
reconceiving subjectivity. According to Brown, while the senses
"individuate us, demarcate our boundaries," they also "mark the ways
our bodies are open. The body, the self, is porous, receptive,
impressionable" (Brown 14). In the novel, this openness to feeling is
achieved by re-routing around the flesh and its senses, the
traditional channel for feeling, in a way that emphasizes that which
it bypasses. The effect is to transform cognitive and conceptual
phenomena into physical, sensual experiences.
</text:p>
      <text:p text:style-name="Text_20_body">Here, separateness is crucial for enabling connection. While direct
connection can momentarily dissolve the boundaries of the individual,
a distance between self and other energizes sensation and
understanding. For example, when Lilith asks Nikanj to share its
feelings of grief after Joseph's untimely death: "It gave her… a new
color. A totally alien, unique, nameless thing, half seen, half felt
or… tasted. A blaze of something frightening, yet overwhelmingly,
compelling" (Butler 429). Despite their direct neural connection, the
description here derives its expressive power on the quality of
unknowability, using formations of liminality, ("half seen, half
felt," "alien," "a new color"). Within the context of identity
politics, Chicana scholar Norma Alarcón warns against the dangers of
what she calls "ontologiz[ing] difference." The challenge is to
achieve connection without totally subsuming the other into totalizing
and therefore oppressive paradigms of subjectivity. She explains that,
</text:p>
      <text:p text:style-name="Quotations">"The desire to translate as totalizing metphorical substitution
without acknowledging the "identity-in-difference," so that one's own
system of signification is not disrupted through a historical concept
whose site of emergence is implicated in our own history, may be
viewed as a desire to dominate, constrain, and contain. 133
</text:p>
      <text:p text:style-name="Text_20_body">Rather than subsume alienness into familiar structures of knowledge,
like the way that Lilith subsumes Jhadaya's tentacles into the
similitude of the terrifying Medusa, the neural connection sustains
the difference in the other.
</text:p>
      <text:h text:style-name="Heading_20_2" text:outline-level="2" text:is-list-header="false">
<text:bookmark-start text:name="OrgXref.org3530832"/>
<text:bookmark text:name="org3530832"/>flesh
<text:bookmark-end text:name="OrgXref.org3530832"/></text:h>
      <text:p text:style-name="Text_20_body">Paradoxically, in human-to-human sex, the flesh which facilitates
contact also functions as an obstacle, creating the potential for
miscommunication, misunderstanding, and fear of the other. Could the
flesh, which poses a problem for intra-human connection, also offer a
solution to this problem? In what follows, I explore two how two very
different fields–Black Feminist Studies and Media Archaeology
Studies–offer critical methods for thinking through
materiality. Though vastly different in focus, with Black Feminist
Studies exploring the concept of the flesh within the context of
slavery, and Media Archaeology exploring the materiality of electronic
media and processing, both areas of inquiry share a similar investment
in reading deeply into surfaces. Their theorizations of materiality,
which index a liminal space where meaning is simultaneously ascribed
and obscured, will become the ground for my analysis of the
intersections of hardware and software in my next and final section,
"Skin."
</text:p>
      <text:p text:style-name="Text_20_body">In Black Feminist Studies, critics like Hortense Spillers, C. Riley
Snorton, and Amber J. Musser deconstruct racial and gendered
processes, a "symbolic order" or "American grammar," in Hortense
Spillers words, ascribed to Black bodies since the violences of
trans-Atlantic slavery (68). In her influential essay, "Mama's Baby,
Papa's Maybe: An American Grammar Book," Spillers describes the Black
body as a stack of "attentuated meanings, made in excess over time,
assigned by a particular historical order" (65). The "severing of the
captive body from its motive will," creates a what Spillers calls a
"stunning conntradiction (67). Here, the contradiction is between the
body's reduction to materiality, "reduc[ing] to a thing, becoming
being for the captor," and the simultaneous layering of signification,
"becom[ing] the source of an irresistible, destructive sensuality"
(67). First, there is a reduction of the body to its bare
physicality–into flesh–a material substance for labor and
exchange. At the same time, however, this reduction also opens a
possiblity for signification, where elements of sensuality,
objectificaiton, otherness, and powerlessness can be layered onto the
flesh. Spillers, and thinkers in Black Feminist Studies who build from
flesh as the "zero degree of social conceptualization," call this
simultaneous reduction and accumulation of meaning "pornotroping"
(Spillers 67). The next critical move is to take this reduction, which
has been a tool for appropriating the complexity of real world objects
for the purpose of exploitation, to instead create tension between
possbilities of signification, which multiplies rather than resolves
meaning.
</text:p>
      <text:p text:style-name="Text_20_body">Attention to the violence of the pornotrope brings to the surface
relations that are in tension with the desire to dominate, "allow[ing]
us to see the radical potential of excess without flattening the
violence at its core" (Musser 9). One strategy is that of
"foreclosure," which Musser explains, involves "hold[ing] violence and
possibility in the same frame" (12). Pushing against trends in
Afropessimism that take the pornotrope as a foreclosure of Black
subjectivity, Musser explores how the denial of access or knowledge
offers possibilities for new modes of relation. For example, a
brilliant surface can foreclose access to interiority in a way that
creates multiple registers of interpretation. Musser demonstrates this
"surface effect" in the painting <text:span text:style-name="Emphasis">Origin of the Universe 1</text:span> (2012) by
artist Mickalene Thomas, whose depiction of a female vulva references
French painter Gustave Courbet's <text:span text:style-name="Emphasis">Origine du Monde</text:span> (1866). In
Thomas's piece, the Black and rhinestone-encrusted vulva creates a
brilliant surface, a "formal strategy of producing opacity" (Musser
48). By instrumentalizing the opacity of surface effects, this work
multiplies the potentiality of meanings that work alongside a more
pronounced subtext of objectification about the commodification of the
black female body. Musser asserts that to the rhinestones function
simultaneously on two registers: first, their flashiness "as a
reminder of the long association between black people and the
commodity" (50); and second, as a brilliance that evokes wetness,
suggesting sexual pleasure. Both possibilities exist in tension:
</text:p>
      <text:p text:style-name="Quotations">Thinking the rhinestone as a trace or residue of Thomas’s wetness and
excitement allows us to hold violence, excess, and possibility in the
same frame. Even as the source is ambiguous, the idea that rhinestones
might offer a record of pleasure—-pleasure that is firmly constituted
in and of the flesh—-shows us a form of self-possession. This self is
not outside of objectification, but its embellishment and insistence
on the trace of excitement speaks to the centrality of pleasure in
theorizations of self-love. 63
</text:p>
      <text:p text:style-name="Text_20_body">The significatory system that commodifies the black vulva exists
alongside a production of pleasure. This surface whose opacity seems
to insist upon itself facilitates a simultaneity of registers,
enabling a movement, or a shift, between one and the other, like a
shifting between frames, from "violence", to "excess," and finally, to
"possibility."
</text:p>
      <text:p text:style-name="Text_20_body">Foreclosing access to interiority creates a state where meaning is
fugitive, where bodies slip in and out of signification. The concept
of fugitivity, or escape, is based on a condition of commodification
where Black bodies have undergone a reduction into a "fungible"
exchange value. C. Riley Snorton argues that this "fungibility" of
black flesh turns bodies into "malleable matter" that enables a
fugitivity from markers of sex and gender (20). He illustrates this
effect with stories of fugutive slaves, such as of Harriet Jacobs,
whose escape from slavery in 1842 is documented in <text:span text:style-name="Emphasis">Incidents in the
Life of a Slave Girl</text:span> (1861). Snorton explains how the "blackening" of
Jacobs's face with charcoal endows her with a level of "fungibility,
thingness" to pass as a man, even deceiving those who knew her well
(Snorton 71). As oppposed to traditional racial "passing" that assumes
a degrees of whiteness, blackness reduces gender to an
"indefiniteness" that enables Jacobs' escape (56). By undergoing this
reduction, the Black body simultaneously opens up its significatory
potential.
</text:p>
      <text:p text:style-name="Text_20_body">This fungibility creates an almost chaotic state in which the Black
body becomes suceptible to multiple mappings of meaning and can
therefore slip in and out of signification. Snorton offers up an
example of the daguerrotype, an early photographic technology that
involves using chemicals on silver plates. Snorton explains that
dagguerotype offers "a visual grammar for reading the imbrications of
'race' and 'gender' under captivity" (Snorton 40). It does so by
flipping expectations about surface and depth: here, rather than depth
existing below the surface, the surface becomes a ground for the
layering of depth. Snorton describes that this flip creates an
"unmappability" of meaning:
</text:p>
      <text:p text:style-name="Quotations">… the daguerreotype provides a series of lessons about power, and
racial power in particular, as a form in which an image takes on
myriad perspectives because of the interplay of light and dark, both
in the composition of the shot and in the play of light on the
display. That the image does not reside on the surface but floats in
an unmappable elsewhere offers an allegory for race as a procedure
that exceeds the logics of a bodily surface, occuring by way of flesh,
a racial mattering that appears through puncture in the form of a
wound or covered by skin and screened from view. 40
</text:p>
      <text:p text:style-name="Text_20_body">The physical material of the image, that is the silvered copper plate
of the daguerreotype, at once solidifies its ground and indexes a
liminal space, what Snorton describes as the "unmappable elsewhere."
The image of the daguerrotype, which changes according to angle and
lighting, evokes the condition of racialization as "a procedure that
exceeds the logics of a bodily surface" while nonetheless adhering to
that surface, "a racial mattering that appears through puncture."
Snorton's use of the word "puncture" perhaps revises Roland Barthes's
concept of the "punctum," suggesting instead a lack of localization or
circumscription to a specific point.<text:note text:id="fn5" text:note-class="footnote"><text:note-citation>5</text:note-citation><text:note-body><text:p text:style-name="Footnote">As opposed to the "studium," or subject, of a photograph, the
"punctum" is a detail that "pierces" the viewer. See Barthes, <text:span text:style-name="Emphasis">Camera
Lucida</text:span>, 27.
</text:p></text:note-body></text:note> That the image resists
fixity is crucial for undersanding the way that the physical registers
interact with symbolic ones in the collision of flesh and
racialization.
</text:p>
      <text:p text:style-name="Text_20_body">With quite different political focus, thinkers in Media Archaeology
Studies offer deep readings of digital media and technological
processes to tease out the role of materiality in hardware and
software stacks and how they produce seemingly immaterial surface
forms. These thinkers resist common assumptions about media as
immaterial, assumptions that have been in production since the
emergence of computing technologies in the mid-20th century and are
famously encapsulated by Media Studies theorist Friedrich Kittler:
</text:p>
      <text:p text:style-name="Quotations">The general digitization of channels and information erases the
differences among individual media. Sound and image, voice and text
are reduced to surface effects, known to consumers as interface. Sense
and the senses turn into eyewash. Inside the computers themselves
everything becomes a number: quantity without image, sound or
voice. <text:span text:style-name="Emphasis">Grammophone</text:span> 1
</text:p>
      <text:p text:style-name="Text_20_body">Working to unflatten the "surface effects," N. Katherine Hayles's
research traces how "information lost its body," that is, how
information processing, the calculation and manipulation of symbols
displaces the physical matter upon which it relies. Hayles
disarticulates the binary of information/hardware which, she argues,
extends liberal humanist ideology of mind/matter into the "posthuman,"
in which a dominant, unmarked rationality is privileged over embodied
experience and especially, embodied difference. Whereas the liberal
humanist subject is characterized by classical mind/body divisions and
hierarchies that posit embodiment as separate from and subordinate to
intelligence, the postuman is characterized by the figure of a machine
that houses informational patterns. According to Hayles, this
progression from possession (by a body) to inhabitation (by a machine)
suggests that the next move will be to transcend the material realm
altogether, as consciousness can be uploaded to a virtual space where
information/mind is infinite. But Hayles asserts that "Information,
like humanity, cannot exist apart from embodiment that brings it into
being as a material entity in the world; and embodiment is always
instantiated, local, and specific" ("Virtual Bodies and Flickering
Signifiers", 1993, 91).
</text:p>
      <text:p text:style-name="Text_20_body">In what follows, I will draw some parallels between Black Feminist
Studies and Media Archaeology. The first parallel has to do with the
concept of displacement, which is related to that of foreclosure. As
Matt Kirschenbaum argues, "Digital inscription is a form of
displacement… remov[ing] digital objects from the channels of direct
human intervention" (86). Kirschenbaum uses the term "forensic
materiality" to refer to the most innaccessible level of computer
hardware in the hard drive. Here, data is encoded in markings of one
of two (binary) marks on a magnetized surface, a north polarity
signifying "1", or a south polarity signifying "0". Examining these
binary digits, or "bits," through magnetic force microscopy,
Kirschenbaum notes that each one is unique: 
</text:p>
      <text:p text:style-name="Quotations">The bits themselves prove
strikingly autographic, all of them similar but no two exactly alike,
each displaying idiosyncrasies and imperfections–in much the same way
that conventional letterforms, both typed and handwritten, assume
their own individual personality under extreme magnification. 62
</text:p>
      <text:p text:style-name="Text_20_body">That electronic data, at its core, corresponds to physical markings
shatters the illusion of digital immateriality, of a stream of code
all the way down.
</text:p>
      <text:p text:style-name="Text_20_body">To trace the transformations of these physical elements as they travel
up the software stack, Hayles offers the concept of "flickering
signifers." Here, she brings Jacques Lacan's concept of "floating
signifier," that a word does have a stable referent, but "floats"
above a text and attains its meaning through a play of difference
against other words, to illustrate the interplay between the
immateriality of the screen and the materiality of computer
hardware. Rather than destabilize meaning, however, the flickering
signifier dissolves the illusion of immateriality by grounding it to
physcial signals that move through the software stack:
</text:p>
      <text:p text:style-name="Quotations">As I write these words on my computer, I see the lights on the video
screen, but for the computer the relevant signifiers are magnetic
tracks on disks. Intervening between what I see and what the computer
reads are the machine code that correlates alphanumeric symbols with
binary digits, the compiler language that correlates these symbols
with higher-level instructions determining how the symbols are to be
manipulated, the processing program that mediates between these
instructions and the commands I give the computer, and so forth. A
signifier on one level becomes a signified on the next… "Virtual
Bodies" 77
</text:p>
      <text:p text:style-name="Text_20_body">Hayles's description of this "flexible chain of markers" materializes
the various levels of transformation that digitized inscription must
undergo in order to reach the level of the screen (<text:span text:style-name="Emphasis">Posthuman</text:span>
31). First, physical traces on a magnetic surface are mapped into
low-level machine languages which are illegible to human
readers. Then, these patterns are translated into "Assembly" languages
that pertain to the computer's Central Processing Unit (CPU), the main
processor that executes instructions, arithmetic, and logic. Finally,
as data moves up the stack, it abstracts into high level programming
languages like Python and JavaScript which power applications that
users interact with in the form of the Graphical User Interface
(GUI). 
</text:p>
      <text:p text:style-name="Text_20_body">To challenge the "illusion of immaterial behavior," the illusion that
objects on the screen appear, disappear, and move without a physical
origin, Kirschenbaum offers the concept of "formal materiality"
(11). While forensic materiality consists of physical inscriptions,
such as magnetic traces on hard drives, formal materiality manifests
these traces as they are computed up the software stack, through
levels of programming languages to specific interface effects on the
screen. It describes not only display and appearance, but also the way
that these are deliberately produced to reinforce the fluidity and
ephemerality of objects on the screen. Kirschenbaum explains that as
data moves up the stack, it is continually refreshed to fix errors and
idiosynracies that occur during transmission. As a result, screen
effects "exist as the end product of long traditions and trajectories
of engineering that were deliberately undertaken to achieve and
implement it" (137). He likens this process of data normalization to
older technologies like the telegraph, which uses relay systems to
reinforce signals over long stretches of transmission. As data moves
through electronic processing, signal "reinvigoration," a kind of
"allographic reproduction," refreshes and standardizes it through
approximation rather than exact copying, so that materiality is a
"manufactured" phenomenon (136).
</text:p>
      <text:p text:style-name="Text_20_body">Although the screen displaces the user from digital inscription, there
is in actuality an inverse relationship between digital abstraction
and tactile manipulation. The higher that data climbs up the levels of
abstraction, the more manipulable it becomes, a state which
Kirschenbaum calls "digital volatility" (140). For example, by
dragging and right clicking on items on the screen, users can move,
duplicate, or delete large quantities of data. Kirschenbaum explains
this "dynamic tension… between inscription and abstraction,
digitality and volitality" makes formal materiality more susceptible
to movement and change than physical inscription, which remains
inaccessible. Perhaps unintuitively, moving away from inscription is a
move toward something that users can handle and "touch," as anybody
who has dragged a file from one folder to another can confirm.
</text:p>
      <text:p text:style-name="Text_20_body">Another more subtle force operates in the translation between one
register and another–that of torque. Kirschenbaum describes this
force as a "procedural friction or perceived difference… as a user
shifts from one set of software logics to another" (13). Typically in
physics, objects rotate along their pivot point, where the
distributional weight is zero. Torque, however, is characterized by a
rotational movement that combines energy from two directions: first,
from the external force acting upon the object, and second, from the
relation between the point of contact on the object and its pivot
point, or the point along the object where it can be balanced.<text:note text:id="fn6" text:note-class="footnote"><text:note-citation>6</text:note-citation><text:note-body><text:p text:style-name="Footnote">For example, if one balances a twelve-inch ruler by placing a
finger under the sixth inch and applies force to the center of mass,
the object would not pivot, but move in a linear direction, either up
or down, or sideways, depending on the direction of the
force. However, if external force was applied along either side of the
center, say at the second inch, the object would pivot. Its direction
would then be determined by its pivot point, whether that be its
center of mass or the point where the object is affixed to another
object, if the ruler were nailed to the wall, for example. In this
case, the ruler would pivot around this point of attachment, and the
force and direction of its pivot would be measured as "torque."
</text:p></text:note-body></text:note>
Torque therefore measures a force that relies on distance between the
point of contact the object's center. In Kirschenbaum's usage, this
term refers to the gap between one signficatory system and another,
such as a machine-level programming language and its a more abstracted
language, or the rendition of the same on the screen, as data travels
up the software stack. Energized by a sense of volatility in data and
by torque between software registers, this chain of transformations
culminates at the screen, where the end user experiences them as
visual and haptic effects.
</text:p>
      <text:p text:style-name="Text_20_body">In the next section, I explore how these "screen effects" of digital
media relate to "surface effects" of the flesh. Here, I will
demonstrate in practice how the concepts of flickering signifiers,
volatility, and torque engage with those of foreclosure, fugitivity,
and unmappability to read the screen effects in a hypermedia literary
work, <text:span text:style-name="Emphasis">skinonskinonskin</text:span>.
</text:p>
      <text:h text:style-name="Heading_20_2" text:outline-level="2" text:is-list-header="false">
<text:bookmark-start text:name="OrgXref.org114351d"/>
<text:bookmark text:name="org114351d"/>skin
<text:bookmark-end text:name="OrgXref.org114351d"/></text:h>
      <text:p text:style-name="Text_20_body"><text:span text:style-name="Emphasis">skinonskinonskin</text:span> (1999), a work of "net art" created by Auriea
Harvey and Michaël Samyn, under the collaborative artist name,
<text:span text:style-name="Emphasis">Entropy8Zuper!</text:span>, documents the inception of Harvey and Samyn's love
affair, which begins in an internet chat room and grows in an exchange
of "digital love letters" ("<text:span text:style-name="Emphasis">skinonskinonskin</text:span>" <text:span text:style-name="Emphasis">Net Art
Anthology</text:span>). These letters consist of web pages containing animated
love notes, authored using software that is mostly defunct. The
<text:span text:style-name="Emphasis">Rhizome.org</text:span>'s <text:span text:style-name="Emphasis">Net Art Anthology</text:span>, where the work is preserved with
emulator software, describes it as a "complex portrait of an artistic
and romantic relationship that shows that online intimacy is as deeply
felt, embodied, and full of risk and reward as any other form"
("<text:span text:style-name="Emphasis">skinonskinonskin</text:span>").
</text:p>
      <text:p text:style-name="Text_20_body"><text:span text:style-name="Emphasis">skin</text:span> takes part in a body electronic work called "Electronic
Literature," which is now practically inaccessible to modern web
browsers and applications. Electronic Literature spans several
subgenres, including hypertext fiction, network literature,
interactive fiction, and generative text, and share a common interest
in exploring digitality as an aesthetic. Although the work is written
in HTML (HyperText Markup Language), which continues to be the default
language for the web, it is animated by depreciated versions of
JavaScript and Flash software.<text:note text:id="fn7" text:note-class="footnote"><text:note-citation>7</text:note-citation><text:note-body><text:p text:style-name="Footnote">JavaScript is still in use today, but has updated syntax and
elements which make it incompatible with modern web browsers. Flash,
by contrast, was officially discontinued on December
31st, 2020. Though Flash delivered advanced graphics at a time when
media-rich content traveled slowly over the web, over the last 20
years, the development of newer, more efficient and secure animation
technologies brought Flash into obsolescence. This termination made a
generation (roughly from mid 1990s to 2010) of internet games, net
art, and electronic literature virtually inoperable.
</text:p></text:note-body></text:note> Besides the outdated code, it
also has an incompatibility with its web browser, Netscape 4. The
decline of this browser, which was popularized as a platform agnostic
solution at the time (rendering HTML pages on both Harvey's Mac and
Samyn's PC), brought with it the depreciation of certain HTML and
JavaScript elements. Today, the only way to view Flash content in
something like its original context is through plugins or emulators,
like the one hosted on <text:span text:style-name="Emphasis">Rhizome.org</text:span> that enables viewers to read
<text:span text:style-name="Emphasis">skin</text:span> through a simulated Netscape 4 window.
</text:p>
      <text:p text:style-name="Text_20_body">In what follows, I embark on a close reading of the work's "surface
effects," that is, the appearance and interactivity of objects and
words on the screen, to emphasize how these elements facilitate a
haptic engagement, a sense of touch and movement through the user's
mouse. Throughout, I will turn to the underlying source code, the HTML
and JavaScript code, to examine how the coding layer might influence
the reading of the work's surface effects. To explore programming
structures and interactive elements on the screen, I draw from
concepts in Black Feminist and Media Archaeology Studies, such as
fugitivity and torque, foreclosure and displacement. 
</text:p>
      <text:p text:style-name="Text_20_body">I begin with the "air.html" page, which depicts an animation of two
small figures over a black background. The two figures, which
represent Samyn and Harvey, float in a horizontal, flying position
over a cyber-scape of rolling, green lines. As the user's cursor pans
across the screen, it attracts each of the figures toward it, like a
free floating magnet. This illusion of free movement, however, is
deceiving. While the figures slide effortlessly in all directions,
precise movement requires a controlled tactile ability from the user's
mouse. Additionally, while mouse can bring the individual bodies into
contact, they can never cross each other, or to the other's side of
the screen. Samyn's body remains confined to the left, while Harvey's
is to the right (see figure #).
</text:p>
      <text:p text:style-name="Text_20_body"><text:a xlink:type="simple" xlink:href="./img/air.mov">./img/air.mov</text:a>
Figure #: Screen recording of the "air.html" animation.
</text:p>
      <text:p text:style-name="Text_20_body">The bodies' animation is defined in the source code of the page, in a
series of functions written in JavaScript, the standard language for
authoring interactive elements on web pages. Below is an excerpt of
one JavaScript function called <text:span text:style-name="OrgCode">flyMouse()</text:span>:
</text:p>
      <text:p text:style-name="Text_20_body">if ( mouseX &lt; halfW )
</text:p>
      <text:p text:style-name="Text_20_body">{
</text:p>
      <text:p text:style-name="Text_20_body">var mFactor = 0.1;
</text:p>
      <text:p text:style-name="Text_20_body">var aFactor = 0.01;
</text:p>
      <text:p text:style-name="Text_20_body">}
</text:p>
      <text:p text:style-name="Text_20_body">else
</text:p>
      <text:p text:style-name="Text_20_body">{
</text:p>
      <text:p text:style-name="Text_20_body">var mFactor = 0.01;
</text:p>
      <text:p text:style-name="Text_20_body">var aFactor = 0.1;
</text:p>
      <text:p text:style-name="Text_20_body">};
</text:p>
      <text:p text:style-name="Text_20_body">dMove('flyingmL','document.',mLeft + thisXDiff*mFactor,mTop + 
thisYDiff*mFactor);
</text:p>
      <text:p text:style-name="Text_20_body">dMove('flyingaL','document.',aLeft + thisXDiff*aFactor,aTop + thisYDiff*aFactor);
</text:p>
      <text:p text:style-name="Text_20_body">This <text:span text:style-name="OrgCode">if statement</text:span> defines the direction and speed of the of the
bodies' movement. An <text:span text:style-name="OrgCode">if statement</text:span>, or "conditional statement," is a
foundational construct in programming that exists in most
languages. It determines the "control flow," or the order of
operations, in a block of code based on whether a specific condition
is true or false, a Boolean value. The <text:span text:style-name="OrgCode">If statement</text:span> enables
programmers to write code that makes decisions, so to speak, to
execute the relevant block of code that matches each condition.<text:note text:id="fn8" text:note-class="footnote"><text:note-citation>8</text:note-citation><text:note-body><text:p text:style-name="Footnote">For example, an email inbox will display unread emails in bold
formatting depending on whether or not that email has been opened by
the user. Behind the scenes, an <text:span text:style-name="OrgCode">if statement</text:span> checks if the email has
been opened. If it has, the email will render with regular formatting,
but if it has not, it will render in bold formatting.
</text:p></text:note-body></text:note>
Here, the movement of the bodies is conditional on their distance
between the mouse and the original positioning of the bodies on either
side of the screen. Depending on this distance, the magnetic force for
each of the bodies is multiplied against a factor of .1 or .01. This
results in a stronger movement from Samyn's body when the mouse is
near Samyn's original position on the left side of the screen, and a
stronger movement from Harvey's body when the mouse is on the right
half of the screen, Harvey's original position.
</text:p>
      <text:p text:style-name="Text_20_body">The binary nature of this conditional statement–it can be true or it
can be false–enables an animation that moves in many direction. That
a binary structure, at its core, supports a multiplicity of movement
suggests there is something intractable here, an intractibility that
is reinforced by the figures, which resist being controlled by the
mouse even while they are drawn to it.
</text:p>
      <text:p text:style-name="Text_20_body">If "air.html" plays with binary movement, another page,
"control.html," plays with lag. The page consists of a monochrome
green image of Harvey's head, which rolls from side to side in the
direction of the user's cursor as it pans over the image. As the
cursor exposes Harvey's face at different angles, it also displays
peices of alt-text, containing words like "go" "believe" "ocean" and
"mind."
</text:p>
      <text:p text:style-name="Text_20_body"><text:a xlink:type="simple" xlink:href="./img/control.mov">./img/control.mov</text:a>
Figure #: Screen recording of the "control.html" animation.
</text:p>
      <text:p text:style-name="Text_20_body">The surface of the peice only reveals part of the full message, which
is contained in the source code (see below). The source code reveals
that the animation consists of 23 images, each of which is associated
with a specific alt-text and coordinate. The full message of the
alt-text is the following: "i believe in it you created it in my mind
my mind cannot let it go the ocean the waves its a vision." Each of
these words and its corresponding image activates only when the cursor
pans over the associated coordinate. Thus the movement of Harvey's
head across the screen in an illusion created by a series of images
whose coordinates have been activated by the mouse and then
super-imposed on the screen. This explains why Harvey's head takes
little jumps from one position to another, rather than a smooth
progression from side to side. The effect is to create a slight lag, a
series of fleeting pauses in which Harvey gazes directly to the
viewer.
</text:p>
      <text:p text:style-name="Text_20_body">&lt;AREA SHAPE=RECT ALT="i" HREF="#" COORDS="0,0,8,142"
onMouseOver="strokeimage.src=stroke1.src ; window.status='i' ; return
true"&gt;
</text:p>
      <text:p text:style-name="Text_20_body">&lt;AREA SHAPE=RECT ALT="believe" HREF="#" COORDS="8,0,15,142"
onMouseOver="strokeimage.src=stroke2.src ;window.status='believe' ;
return true"&gt;
</text:p>
      <text:p text:style-name="Text_20_body">&lt;AREA SHAPE=RECT ALT="in" HREF="#" COORDS="15,0,22,142"
onMouseOver="strokeimage.src=stroke3.src ;window.status='in' ; return
true"&gt;
</text:p>
      <text:p text:style-name="Text_20_body">&lt;AREA SHAPE=RECT ALT="it" HREF="#" COORDS="22,0,30,142"
onMouseOver="strokeimage.src=stroke4.src ;window.status='it' ; return
true"&gt;	
</text:p>
      <text:p text:style-name="Text_20_body">When examining the source code, it appears that the peice is about
control, specifically, with control over the female body. While most
pages contain an author, title, and date, this one only contains a
title, "you:controlMe." Ostensibly, the code addresses a message for
Samyn to "control" the movement of Harvey's face back and forth across
the image. The tactile qualities of this page, the sensual but laggy
effect of the animation in which the user manually turns Havery's head
from one side ot another with the cursor-as-hand, are further
emphasized by the cursor itself, which appears as a pointing
hand. These haptic qualities, along with the foreclosure of the full
message, indicate that full control is not possible.
</text:p>
      <text:p text:style-name="Text_20_body">Under the overt narrative of surface effects lies another narrative
within the source code, where hidden messages mix natural with
computer languages to make verbal exhortations of love. On one page,
"breath.html," an animated male torso swells slightly and emits a
breathing sound when the mouse pans over it. Both the swell and sound
accelerate with each swipe of the mouse. Below the surface, within the
HTML and JavaScript that defines its movement, are words meant only
for human eyes: a list of "whispers," romantic protestations like "i
will love you forever" and "i want to breath you." These messages,
unlike the alt-text in "control.html," never manifest on the work's
surface display:
</text:p>
      <text:p text:style-name="Text_20_body">whispers[0] = "breath me";
</text:p>
      <text:p text:style-name="Text_20_body">whispers[1] = "i will love you forever";
</text:p>
      <text:p text:style-name="Text_20_body">whispers[2] = "skin";
</text:p>
      <text:p text:style-name="Text_20_body">whispers[3] = "skin on skin";
</text:p>
      <text:p text:style-name="Text_20_body">whispers[4] = "skin on skin on skin";
</text:p>
      <text:p text:style-name="Text_20_body">whispers[5] = "implode";
</text:p>
      <text:p text:style-name="Text_20_body">whispers[6] = "soft";
</text:p>
      <text:p text:style-name="Text_20_body">whispers[7] = "slow";
</text:p>
      <text:p text:style-name="Text_20_body">whispers[8] = "can you feel me?";
</text:p>
      <text:p text:style-name="Text_20_body">whispers[9] = "touch me";
</text:p>
      <text:p text:style-name="Text_20_body">whispers[10] = "one more cigarette";
</text:p>
      <text:p text:style-name="Text_20_body">whispers[11] = "i am so open";
</text:p>
      <text:p text:style-name="Text_20_body">whispers[12] = "i want to feel you inside of me";
</text:p>
      <text:p text:style-name="Text_20_body">whispers[13] = "smoke";
</text:p>
      <text:p text:style-name="Text_20_body">whispers[14] = "i want to breathe you";
</text:p>
      <text:p text:style-name="Text_20_body">whispers[15] = "we are smoke";
</text:p>
      <text:p text:style-name="Text_20_body">whispers[16] = "yesss";
</text:p>
      <text:p text:style-name="Text_20_body">whispers[17] = "deeper";
</text:p>
      <text:p text:style-name="Text_20_body">whispers[18] = "i am disappearing";
</text:p>
      <text:p text:style-name="Text_20_body">whispers[19] = "warm";
</text:p>
      <text:p text:style-name="Text_20_body">Turning on the themes of touch and air, this inaccessible layer seems
to extend the sensory affordances of the animation above. In
particular, the numerous references to smoke suggest making visible
that which is invisible. In the way that smoke is air that takes on
opacity, so this stream of pure letters (which includes the work's
title) suggests sensory qualities.
</text:p>
      <text:p text:style-name="Text_20_body">Computer screens inherently contain a level of foreclosure that masks
inaccessible elements in the source code. This displacement, however,
also opens significatory possibilities for communication. An early
chatroom conversation between Samyn and Harvey, published on their
website under the title "Whispering Windows," demonstrates how the
limitations of digital media can bring to the surface a sense of
intimacy. The chat records their frustrated attempts to connect video
and sound:
</text:p>
      <text:p text:style-name="Quotations">womanonfire: the sound is a bit distorted with these things
</text:p>
      <text:p text:style-name="Quotations">zuper: (private) yes
</text:p>
      <text:p text:style-name="Quotations">womanonfire: if no one was around me here
</text:p>
      <text:p text:style-name="Quotations">zuper: (private) the image is distorted too
</text:p>
      <text:p text:style-name="Quotations">womanonfire: i would speak to you
</text:p>
      <text:p text:style-name="Quotations">zuper: (private) but that's ok
</text:p>
      <text:p text:style-name="Quotations">womanonfire: yes!
</text:p>
      <text:p text:style-name="Quotations">womanonfire: these are all part of our relationship
</text:p>
      <text:p text:style-name="Quotations">womanonfire: these limitations
</text:p>
      <text:p text:style-name="Quotations">womanonfire: we must
</text:p>
      <text:p text:style-name="Quotations">zuper: (private) 26 letters, no sound, no image
</text:p>
      <text:p text:style-name="Quotations">womanonfire: learn new ways
</text:p>
      <text:p text:style-name="Quotations">zuper: (private) make DHTMLove to me… <text:a xlink:type="simple" xlink:href="http://entropy8zuper.org/">http://entropy8zuper.org/</text:a>
</text:p>
      <text:p text:style-name="Text_20_body">The limitations of the medium, the "26 letters" of the alphabet and
their appearance on the screen, are the material for "DHTML love."
Despite these limitations of the medium, their effect is to magnify
the tone and syntax of the exchange. Samyn, under the username
<text:span text:style-name="Emphasis">zuper</text:span>, writes under a private mode, while Harvey, under
<text:span text:style-name="Emphasis">womanonfire</text:span>, uses the public one.<text:note text:id="fn9" text:note-class="footnote"><text:note-citation>9</text:note-citation><text:note-body><text:p text:style-name="Footnote">If there are others in the chatroom, they have been removed
from the transcript.
</text:p></text:note-body></text:note> While <text:span text:style-name="Emphasis">womanonfire</text:span> tends to
cut her syntax into pithy expressions ("we must") that arrest the flow
of thought and restart it on the next line ("learn new ways"), <text:span text:style-name="Emphasis">zuper</text:span>
responds in "private" mode with gentle reassurance ("but that's okay")
that reinforce <text:span text:style-name="Emphasis">womanonfire</text:span>'s messages. Even reduced to "26
characters" on a screen, the conversation reveals a synchronized flow
between the lovers.
</text:p>
      <text:p text:style-name="Text_20_body">Even as they struggle with technical difficulties, Samyn and Harvey
revel in the intimacy enabled by this mode of communication:
</text:p>
      <text:p text:style-name="Quotations">womanonfire: i can just barely make you out
</text:p>
      <text:p text:style-name="Quotations">womanonfire: how fitting
</text:p>
      <text:p text:style-name="Quotations">womanonfire: it sounds so far away but you feel so close
</text:p>
      <text:p text:style-name="Quotations">zuper: yes
</text:p>
      <text:p text:style-name="Quotations">zuper: i am close
</text:p>
      <text:p text:style-name="Quotations">zuper: i don't understand myself
</text:p>
      <text:p text:style-name="Quotations">womanonfire: i will write you a very long letter tonight
</text:p>
      <text:p text:style-name="Quotations">zuper: I'm falling in love with a 160x120 pixel video…
</text:p>
      <text:p text:style-name="Quotations">zuper: Yes please write me a long letter
</text:p>
      <text:p text:style-name="Quotations">womanonfire: it is dificult for me here right now
</text:p>
      <text:p text:style-name="Quotations">zuper: why is it difficult?
</text:p>
      <text:p text:style-name="Quotations">womanonfire: i was just about to write one about this
</text:p>
      <text:p text:style-name="Quotations">womanonfire: because i love you
</text:p>
      <text:p text:style-name="Quotations">zuper: …
</text:p>
      <text:p text:style-name="Quotations">womanonfire: seems so 
</text:p>
      <text:p text:style-name="Quotations">womanonfire: strange
</text:p>
      <text:p text:style-name="Quotations">womanonfire: maybe it is lust
</text:p>
      <text:p text:style-name="Quotations">womanonfire: i cant tell anymore
</text:p>
      <text:p text:style-name="Quotations">zuper: pixellust?
</text:p>
      <text:p text:style-name="Quotations">womanonfire: right
</text:p>
      <text:p text:style-name="Quotations">zuper: I my case only ASCIIlust…
</text:p>
      <text:p text:style-name="Text_20_body">That <text:span text:style-name="Emphasis">womanonfire</text:span> "can just barely make…out" <text:span text:style-name="Emphasis">zuper</text:span> is "fitting"
because the physical barriers that separate their connection are
considerable. Yet, <text:span text:style-name="Emphasis">zuper</text:span> responds that he feels "so close" despite
his distance, a phenomenon which he "doesn't understand [himself]".
The question of whether their connection is really love, or if it's
lust (or "pixellust"), recalls Lilith's questioning Nikanj about sex,
of whether the feelings she experienced were "real" or not. Like
Lilith's neural connection to Joseph, this connection attains its
strength by bypassing obstacles that could trouble direct
human-to-human contact. Here, Digital communication collapses aspects
that could prohibit an intimate connection between two people, such as
space, cultural differences, and even race. In this case, the network
connection overcomes the obstacles:
</text:p>
      <text:p text:style-name="Quotations">zuper: (private) I realised today that I have never been in love with
somebody who doesn't speak Dutch before.
</text:p>
      <text:p text:style-name="Quotations">womanonfire -&gt; zuper: i have never been in love with someone in
another country before
</text:p>
      <text:p text:style-name="Quotations">zuper: (private) I have never been in love with someone with green
dreadlocks before
</text:p>
      <text:p text:style-name="Quotations">zuper: (private) let alone black skin
</text:p>
      <text:p text:style-name="Quotations">womanonfire -&gt; zuper: yes i hope you wiwll like my skin
</text:p>
      <text:p text:style-name="Quotations">zuper: (private) I already do.
</text:p>
      <text:p text:style-name="Quotations">womanonfire -&gt; zuper: :) <text:a xlink:type="simple" xlink:href="http://entropy8zuper.org/">http://entropy8zuper.org/</text:a> 
</text:p>
      <text:p text:style-name="Text_20_body">The reduction of their communication to letters on a screen flattens
physical realities that might otherwise be obstacles to communication
and understanding. Race becomes one in a list of other attributes like
hair color or speaking another language. This flattening of attributes
like hair and skin color severs them from their location on the
physical body, instead transposing them to words on a
screen. Separated from the referent, they flicker in the "unmappable
elsewhere," where they cannot be pinned down. 
</text:p>
      <text:p text:style-name="Text_20_body">Like the bypassing of flesh in <text:span text:style-name="Emphasis">Dawn</text:span>, the foreclosure of depth
paradoxically creates a flattening effect that reinforces physicality
of the uppermost layer, of the surface, the <text:span text:style-name="Emphasis">skin</text:span>. Tactile qualities
of the net art work, where the user can manipulate objects on the
screen with her mouse, is complicated by lags due to structures of the
underlying code. The displacement of certain elements like hidden
messages in the source code reinforces the levels of digital
materiality that operate throughout the stack with varying degrees of
accessibility. When objects on the screen are in tension with the
signified, the surface itself creates a kind of chaotic environment
where everything becomes skin.
</text:p>
      <text:p text:style-name="Text_20_body">Through vastly different means, both <text:span text:style-name="Emphasis">Dawn</text:span> and <text:span text:style-name="Emphasis">skin</text:span> explore a kind
of desire that bypasses the physical body with the effect of
magnifying embodied sensation. In <text:span text:style-name="Emphasis">Dawn</text:span>, the gap between bodies
stokes a debilitating fear of the other that is temporarily bridged by
a neural connection. In <text:span text:style-name="Emphasis">skin</text:span>, the physical body is also bypassed,
but in this case, for a connection across spatial barriers. Reading
these two texts together enables one to think through materiality
across various contexts, from the physiological, to the technological,
and finally, to the social. The collapse of registers between
mind/body and code/display across these texts offers possibilities for
reading materiality into apparently immateriality, through plays
between matter and meaning.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Filipa  Calado</dc:creator>
    <meta:initial-creator>Filipa  Calado</meta:initial-creator>
    <dc:date>2023-07-28T21:19:55</dc:date>
    <meta:creation-date>2023-07-28T21:19:55</meta:creation-date>
    <meta:generator>Emacs 26.2 (Org mode 9.1.9)</meta:generator>
    <meta:keyword/>
    <dc:subject/>
    <dc:title/>
  </office:meta>
</office:document-meta>
</file>